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30196" officeooo:paragraph-rsid="0012fa5a" style:font-size-asian="12.25pt" style:font-size-complex="14pt"/>
    </style:style>
    <style:style style:name="P2" style:family="paragraph" style:parent-style-name="Standard">
      <style:text-properties fo:font-size="14pt" officeooo:rsid="00130196" officeooo:paragraph-rsid="00130196" style:font-size-asian="12.25pt" style:font-size-complex="14pt"/>
    </style:style>
    <style:style style:name="P3" style:family="paragraph" style:parent-style-name="Standard">
      <style:text-properties fo:font-size="14pt" officeooo:rsid="001339ce" officeooo:paragraph-rsid="001339ce" style:font-size-asian="12.25pt" style:font-size-complex="14pt"/>
    </style:style>
    <style:style style:name="P4" style:family="paragraph" style:parent-style-name="Standard">
      <style:text-properties fo:font-size="14pt" officeooo:rsid="0018b19d" officeooo:paragraph-rsid="0018b19d" style:font-size-asian="12.25pt" style:font-size-complex="14pt"/>
    </style:style>
    <style:style style:name="P5" style:family="paragraph" style:parent-style-name="Standard">
      <style:text-properties fo:font-size="18pt" officeooo:rsid="0011dd61" officeooo:paragraph-rsid="0011dd61" style:font-size-asian="15.75pt" style:font-size-complex="18pt"/>
    </style:style>
    <style:style style:name="P6" style:family="paragraph" style:parent-style-name="Standard">
      <style:text-properties fo:font-size="18pt" fo:font-weight="bold" officeooo:rsid="001339ce" officeooo:paragraph-rsid="001339ce"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24pt" officeooo:rsid="0011dd61" officeooo:paragraph-rsid="0011dd61" style:font-size-asian="24pt" style:font-size-complex="24pt"/>
    </style:style>
    <style:style style:name="P8" style:family="paragraph" style:parent-style-name="Standard" style:list-style-name="L1">
      <style:text-properties fo:font-size="20pt" officeooo:rsid="00130196" officeooo:paragraph-rsid="00130196" style:font-size-asian="20pt" style:font-size-complex="20pt"/>
    </style:style>
    <style:style style:name="P9" style:family="paragraph" style:parent-style-name="Standard" style:list-style-name="L1">
      <style:text-properties fo:font-size="20pt" officeooo:rsid="0012fa5a" officeooo:paragraph-rsid="0012fa5a" style:font-size-asian="20pt" style:font-size-complex="20pt"/>
    </style:style>
    <style:style style:name="P10" style:family="paragraph" style:parent-style-name="Standard" style:list-style-name="L1">
      <style:text-properties fo:font-size="20pt" officeooo:rsid="0024e0fb" officeooo:paragraph-rsid="0024e0fb" style:font-size-asian="20pt" style:font-size-complex="20pt"/>
    </style:style>
    <style:style style:name="P11" style:family="paragraph" style:parent-style-name="Standard" style:list-style-name="L1">
      <style:text-properties fo:font-size="20pt" officeooo:rsid="002518c0" officeooo:paragraph-rsid="002518c0" style:font-size-asian="20pt" style:font-size-complex="20pt"/>
    </style:style>
    <style:style style:name="P12" style:family="paragraph" style:parent-style-name="Standard" style:list-style-name="L2">
      <style:text-properties fo:font-size="14pt" officeooo:rsid="00134787" officeooo:paragraph-rsid="00134787" style:font-size-asian="12.25pt" style:font-size-complex="14pt"/>
    </style:style>
    <style:style style:name="P13" style:family="paragraph" style:parent-style-name="Standard" style:list-style-name="L2">
      <style:text-properties fo:font-size="14pt" officeooo:rsid="00134787" officeooo:paragraph-rsid="001b6e59" style:font-size-asian="12.25pt" style:font-size-complex="14pt"/>
    </style:style>
    <style:style style:name="P14" style:family="paragraph" style:parent-style-name="Standard" style:list-style-name="L3">
      <style:text-properties fo:font-size="14pt" officeooo:rsid="00134787" officeooo:paragraph-rsid="00134787" style:font-size-asian="12.25pt" style:font-size-complex="14pt"/>
    </style:style>
    <style:style style:name="P15" style:family="paragraph" style:parent-style-name="Standard" style:list-style-name="L2">
      <style:text-properties fo:font-size="14pt" officeooo:rsid="00161cec" officeooo:paragraph-rsid="00161cec" style:font-size-asian="12.25pt" style:font-size-complex="14pt"/>
    </style:style>
    <style:style style:name="P16" style:family="paragraph" style:parent-style-name="Standard" style:list-style-name="L2">
      <style:text-properties fo:font-size="14pt" officeooo:rsid="001b6e59" officeooo:paragraph-rsid="001b6e59" style:font-size-asian="12.25pt" style:font-size-complex="14pt"/>
    </style:style>
    <style:style style:name="P17" style:family="paragraph" style:parent-style-name="Standard" style:list-style-name="L2">
      <style:text-properties fo:font-size="14pt" officeooo:rsid="001d8889" officeooo:paragraph-rsid="001d8889" style:font-size-asian="12.25pt" style:font-size-complex="14pt"/>
    </style:style>
    <style:style style:name="P18" style:family="paragraph" style:parent-style-name="Standard" style:list-style-name="L2">
      <style:text-properties fo:font-size="14pt" officeooo:rsid="001f7c0a" officeooo:paragraph-rsid="001f7c0a" style:font-size-asian="12.25pt" style:font-size-complex="14pt"/>
    </style:style>
    <style:style style:name="P19" style:family="paragraph" style:parent-style-name="Standard" style:list-style-name="L2">
      <style:text-properties fo:font-size="14pt" officeooo:rsid="0020044e" officeooo:paragraph-rsid="0020044e" style:font-size-asian="12.25pt" style:font-size-complex="14pt"/>
    </style:style>
    <style:style style:name="P20" style:family="paragraph" style:parent-style-name="Standard" style:list-style-name="L2">
      <style:text-properties fo:font-size="14pt" officeooo:rsid="00206f9b" officeooo:paragraph-rsid="00206f9b" style:font-size-asian="12.25pt" style:font-size-complex="14pt"/>
    </style:style>
    <style:style style:name="T1" style:family="text">
      <style:text-properties officeooo:rsid="001b6e59"/>
    </style:style>
    <style:style style:name="T2" style:family="text">
      <style:text-properties officeooo:rsid="001c22ab"/>
    </style:style>
    <style:style style:name="T3" style:family="text">
      <style:text-properties officeooo:rsid="001cd749"/>
    </style:style>
    <style:style style:name="T4" style:family="text">
      <style:text-properties officeooo:rsid="0020044e"/>
    </style:style>
    <style:style style:name="T5" style:family="text">
      <style:text-properties officeooo:rsid="0022dc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tiland Documentation</text:p>
      <text:p text:style-name="P5"/>
      <text:list xml:id="list1576869089887696760" text:style-name="L1">
        <text:list-item>
          <text:p text:style-name="P8">Summary</text:p>
        </text:list-item>
      </text:list>
      <text:p text:style-name="P4"><text:tab/>Optiland is an optical lens design and analysis program written in python 3. It provides an intuitive and efficient interface for defining and visualizing lens systems, performing optimization of lens systems based on user-defined merit functions and variables, as well as analyzing optical systems using geometric and diffraction-based methods.</text:p>
      <text:p text:style-name="P2"/>
      <text:list xml:id="list192206856114635" text:continue-numbering="true" text:style-name="L1">
        <text:list-item>
          <text:p text:style-name="P11">Lens Entry</text:p>
        </text:list-item>
        <text:list-item>
          <text:p text:style-name="P10">Analysis</text:p>
        </text:list-item>
        <text:list-item>
          <text:p text:style-name="P10">Optimization</text:p>
        </text:list-item>
        <text:list-item>
          <text:p text:style-name="P10">Tolerancing</text:p>
        </text:list-item>
        <text:list-item>
          <text:p text:style-name="P9">Modules – <text:span text:style-name="T5">API</text:span></text:p>
        </text:list-item>
      </text:list>
      <text:p text:style-name="P1"/>
      <text:p text:style-name="P6">analysis</text:p>
      <text:list xml:id="list5664668085183317686" text:style-name="L2">
        <text:list-item>
          <text:p text:style-name="P12">Summary</text:p>
          <text:list>
            <text:list-item>
              <text:p text:style-name="P15">The analysis module provides various common features related to lens design analysis, such as spot diagrams, ray aberration curves, and distortion plots. The module relies only on paraxial and real ray tracing and does not include analyses related to diffraction; these analyses types can be found in the diffraction module.</text:p>
              <text:p text:style-name="P15"/>
            </text:list-item>
          </text:list>
        </text:list-item>
        <text:list-item>
          <text:p text:style-name="P12">Function List</text:p>
          <text:list>
            <text:list-item>
              <text:p text:style-name="P12">ray_fan_X_single</text:p>
              <text:list>
                <text:list-item>
                  <text:p text:style-name="P13">Purpose</text:p>
                  <text:list>
                    <text:list-item>
                      <text:p text:style-name="P13"><text:span text:style-name="T1">Finds the ray aberration points for an X fan. Distortion is removed from the resulting points.</text:span></text:p>
                    </text:list-item>
                  </text:list>
                </text:list-item>
                <text:list-item>
                  <text:p text:style-name="P12">Inputs</text:p>
                  <text:list>
                    <text:list-item>
                      <text:p text:style-name="P16">lens – lens object, the system for which the fan <text:span text:style-name="T2">points </text:span>will be calculated</text:p>
                    </text:list-item>
                    <text:list-item>
                      <text:p text:style-name="P16">Hx – float, the X field coordinate (default = 0)</text:p>
                    </text:list-item>
                    <text:list-item>
                      <text:p text:style-name="P16">Hy – float, the Y field coordinate (default = 0)</text:p>
                    </text:list-item>
                    <text:list-item>
                      <text:p text:style-name="P16">wave – <text:span text:style-name="T3">int, the number of the wave to be used for calculations (default = 0)</text:span></text:p>
                    </text:list-item>
                    <text:list-item>
                      <text:p text:style-name="P17">options – currently unused</text:p>
                    </text:list-item>
                  </text:list>
                </text:list-item>
                <text:list-item>
                  <text:p text:style-name="P12">Outputs</text:p>
                  <text:list>
                    <text:list-item>
                      <text:p text:style-name="P18">px – <text:span text:style-name="T4">list, the pupil points in X</text:span></text:p>
                    </text:list-item>
                    <text:list-item>
                      <text:p text:style-name="P19"><text:soft-page-break/>xs – list, the x ray intersect points</text:p>
                    </text:list-item>
                  </text:list>
                </text:list-item>
                <text:list-item>
                  <text:p text:style-name="P12">Usage</text:p>
                  <text:list>
                    <text:list-item>
                      <text:p text:style-name="P20">px, xs = ray_fan_X_single(singlet, Hx=0, Hy=1, wave=1)</text:p>
                    </text:list-item>
                  </text:list>
                </text:list-item>
              </text:list>
            </text:list-item>
            <text:list-item>
              <text:p text:style-name="P12">ray_fan_Y_single</text:p>
              <text:list>
                <text:list-item>
                  <text:p text:style-name="P12">Purpose</text:p>
                </text:list-item>
                <text:list-item>
                  <text:p text:style-name="P12">Inputs</text:p>
                </text:list-item>
                <text:list-item>
                  <text:p text:style-name="P12">Outputs</text:p>
                </text:list-item>
                <text:list-item>
                  <text:p text:style-name="P12">Usage</text:p>
                </text:list-item>
              </text:list>
            </text:list-item>
            <text:list-item>
              <text:p text:style-name="P12">ray_fan_X</text:p>
              <text:list>
                <text:list-item>
                  <text:p text:style-name="P12">Purpose</text:p>
                </text:list-item>
                <text:list-item>
                  <text:p text:style-name="P12">Inputs</text:p>
                </text:list-item>
                <text:list-item>
                  <text:p text:style-name="P12">Outputs</text:p>
                </text:list-item>
                <text:list-item>
                  <text:p text:style-name="P12">Usage</text:p>
                </text:list-item>
              </text:list>
            </text:list-item>
            <text:list-item>
              <text:p text:style-name="P12">ray_fan_Y</text:p>
              <text:list>
                <text:list-item>
                  <text:p text:style-name="P12">Purpose</text:p>
                </text:list-item>
                <text:list-item>
                  <text:p text:style-name="P12">Inputs</text:p>
                </text:list-item>
                <text:list-item>
                  <text:p text:style-name="P12">Outputs</text:p>
                </text:list-item>
                <text:list-item>
                  <text:p text:style-name="P12">Usage</text:p>
                </text:list-item>
              </text:list>
            </text:list-item>
            <text:list-item>
              <text:p text:style-name="P12">ray_fan</text:p>
              <text:list>
                <text:list-item>
                  <text:p text:style-name="P12">Purpose</text:p>
                </text:list-item>
                <text:list-item>
                  <text:p text:style-name="P12">Inputs</text:p>
                </text:list-item>
                <text:list-item>
                  <text:p text:style-name="P12">Outputs</text:p>
                </text:list-item>
                <text:list-item>
                  <text:p text:style-name="P12">Usage</text:p>
                </text:list-item>
              </text:list>
            </text:list-item>
            <text:list-item>
              <text:p text:style-name="P12"/>
            </text:list-item>
          </text:list>
        </text:list-item>
        <text:list-item>
          <text:p text:style-name="P12">Class List</text:p>
        </text:list-item>
      </text:list>
      <text:p text:style-name="P3"/>
      <text:p text:style-name="P3">diffraction</text:p>
      <text:list xml:id="list144166038708494665" text:style-name="L3">
        <text:list-item>
          <text:p text:style-name="P14">Summary</text:p>
        </text:list-item>
        <text:list-item>
          <text:p text:style-name="P14">Function List</text:p>
        </text:list-item>
        <text:list-item>
          <text:p text:style-name="P14">Class List</text:p>
        </text:list-item>
      </text:list>
      <text:p text:style-name="P3"/>
      <text:p text:style-name="P3">glass</text:p>
      <text:list xml:id="list192205831339774"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grid</text:p>
      <text:list xml:id="list192207421248970" text:continue-numbering="true" text:style-name="L3">
        <text:list-item>
          <text:p text:style-name="P14">Summary</text:p>
        </text:list-item>
        <text:list-item>
          <text:p text:style-name="P14">Function List</text:p>
        </text:list-item>
        <text:list-item>
          <text:p text:style-name="P14"><text:soft-page-break/>Class List</text:p>
        </text:list-item>
      </text:list>
      <text:p text:style-name="P3"/>
      <text:p text:style-name="P3">interferogram</text:p>
      <text:list xml:id="list192207839083417"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lens</text:p>
      <text:list xml:id="list192206672969363"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merit</text:p>
      <text:list xml:id="list192206734277863"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operand</text:p>
      <text:list xml:id="list192205852174729"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optimize</text:p>
      <text:list xml:id="list192207160976905"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paraxial</text:p>
      <text:list xml:id="list192206439362524"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sample_lenses</text:p>
      <text:list xml:id="list192207584631470"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spot</text:p>
      <text:list xml:id="list192207063483683" text:continue-numbering="true" text:style-name="L3">
        <text:list-item>
          <text:p text:style-name="P14">Summary</text:p>
        </text:list-item>
        <text:list-item>
          <text:p text:style-name="P14">Function List</text:p>
        </text:list-item>
        <text:list-item>
          <text:p text:style-name="P14"><text:soft-page-break/>Class List</text:p>
        </text:list-item>
      </text:list>
      <text:p text:style-name="P3"/>
      <text:p text:style-name="P3">surface</text:p>
      <text:list xml:id="list192206107254263"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temp</text:p>
      <text:list xml:id="list192206969655143"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test</text:p>
      <text:list xml:id="list192207078845249"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trace</text:p>
      <text:list xml:id="list192206307958150"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variable</text:p>
      <text:list xml:id="list192206942787654"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visualize</text:p>
      <text:list xml:id="list192205897492294"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wavefront</text:p>
      <text:list xml:id="list192206291519656" text:continue-numbering="true" text:style-name="L3">
        <text:list-item>
          <text:p text:style-name="P14">Summary</text:p>
        </text:list-item>
        <text:list-item>
          <text:p text:style-name="P14">Function List</text:p>
        </text:list-item>
        <text:list-item>
          <text:p text:style-name="P14">Class List</text:p>
        </text:list-item>
      </text:list>
      <text:p text:style-name="P3"/>
      <text:p text:style-name="P3">zernike</text:p>
      <text:list xml:id="list192206756018889" text:continue-numbering="true" text:style-name="L3">
        <text:list-item>
          <text:p text:style-name="P14">Summary</text:p>
        </text:list-item>
        <text:list-item>
          <text:p text:style-name="P14">Function List</text:p>
        </text:list-item>
        <text:list-item>
          <text:p text:style-name="P14"><text:soft-page-break/>Class Lis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7:07:28.960949559</meta:creation-date>
    <dc:date>2017-08-09T19:21:48.980186096</dc:date>
    <meta:editing-duration>PT44M54S</meta:editing-duration>
    <meta:editing-cycles>17</meta:editing-cycles>
    <meta:generator>LibreOffice/5.1.6.2$Linux_X86_64 LibreOffice_project/10m0$Build-2</meta:generator>
    <meta:document-statistic meta:table-count="0" meta:image-count="0" meta:object-count="0" meta:page-count="5" meta:paragraph-count="125" meta:word-count="443" meta:character-count="2276" meta:non-whitespace-character-count="2050"/>
  </office:meta>
</office:document-meta>
</file>